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setF6( int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F4( int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Test1.test_ignoresParen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TypeTest1.test_ign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setF7( int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Test1.test_ignoresPare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TypeTest1.test_ignor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.setF5( in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